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page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5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58D_Maste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54" table:default-cell-style-name="ce18"/>
        <table:table-column table:style-name="co11" table:number-columns-repeated="960" table:default-cell-style-name="Default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27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8"/>
          <table:covered-table-cell table:number-columns-repeated="8" table:style-name="ce1"/>
          <table:table-cell table:style-name="ce27" table:number-columns-repeated="1014"/>
        </table:table-row>
        <table:table-row table:style-name="ro1">
          <table:table-cell table:style-name="ce4" office:value-type="string" calcext:value-type="string">
            <text:p>C103 C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10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10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4 C105 C204 C20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22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22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22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1 C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n2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CH-U1C222GX5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CH-U1C222GX5</text:p>
          </table:table-cell>
          <table:table-cell table:style-name="ce4" office:value-type="string" calcext:value-type="string">
            <text:p>PPS, 16V, 2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6" office:value-type="string" calcext:value-type="string">
            <text:p>C1-C4, C106-C113, C206-C213 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RX7R9BB104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KRX7R9BB104</text:p>
          </table:table-cell>
          <table:table-cell table:style-name="ce4" office:value-type="string" calcext:value-type="string">
            <text:p>X7R,50V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2 C114 C115 C202 C214 C215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22u</text:p>
          </table:table-cell>
          <table:table-cell table:style-name="ce4" office:value-type="string" calcext:value-type="string">
            <text:p>CE5x5.8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-FK1V220A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EE-FK1V220AR</text:p>
          </table:table-cell>
          <table:table-cell table:style-name="ce4" office:value-type="string" calcext:value-type="string">
            <text:p>35V, 20%, 105de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D101 D102 D201 D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BAW5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BAW5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BAW56LT1G</text:p>
          </table:table-cell>
          <table:table-cell table:style-name="ce4" office:value-type="string" calcext:value-type="string">
            <text:p>Common anode dual diod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L1 L2 L101 L102 L201 L202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u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LBC2012T100K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963-LBC2012T100K</text:p>
          </table:table-cell>
          <table:table-cell table:style-name="ce4" office:value-type="string" calcext:value-type="string">
            <text:p>1.2R, 200mA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1 Q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6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6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6W-F</text:p>
          </table:table-cell>
          <table:table-cell table:style-name="ce4" office:value-type="string" calcext:value-type="string">
            <text:p>Dual matched PNP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2 Q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4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4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4W-F</text:p>
          </table:table-cell>
          <table:table-cell table:style-name="ce4" office:value-type="string" calcext:value-type="string">
            <text:p>Dual matched NPN</text:p>
          </table:table-cell>
          <table:table-cell table:style-name="ce19" office:value-type="string" calcext:value-type="string">
            <text:p>Note polarity – these are not symmetrical!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Q103 Q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T390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T390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MMBT3906LT1G</text:p>
          </table:table-cell>
          <table:table-cell table:style-name="ce4" office:value-type="string" calcext:value-type="string">
            <text:p>PN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4 Q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5485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548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5485</text:p>
          </table:table-cell>
          <table:table-cell table:style-name="ce4" office:value-type="string" calcext:value-type="string">
            <text:p>N-Channel JFE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5 Q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J201</text:p>
          </table:table-cell>
          <table:table-cell table:style-name="ce22" office:value-type="string" calcext:value-type="string">
            <text:p>N-Channel JFET</text:p>
          </table:table-cell>
          <table:table-cell table:style-name="ce4" office:value-type="string" calcext:value-type="string">
            <text:p>Select for VGS(off) = 0.7V – 1.2V; ideal value is 1.13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17 R21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46 R24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7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7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40 R141 R148 R151 R152 R240 R241 R248 R251 R25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4 R145 R214 R24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6 R21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LT732K0JTG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2530" calcext:value-type="float">
            <text:p>2530</text:p>
          </table:table-cell>
          <table:table-cell table:style-name="ce22" office:value-type="string" calcext:value-type="string">
            <text:p>PTC 5%</text:p>
          </table:table-cell>
          <table:table-cell table:style-name="ce4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47 R24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3 R23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4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4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4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4 R149 R224 R249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K3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K3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9 R219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k9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K9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K9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9 R142 R143 R229 R242 R24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50 R250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9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9K1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9K1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7" office:value-type="string" calcext:value-type="string">
            <text:p>R1 R2 R106 R109 R115 R122 R206 R209 R215 R22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1 R125 R130 R221 R225 R230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8 R144 R218 R244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0 R126 R220 R22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68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7 R111 R113 R207 R211 R21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5 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03 R123 R128 R203 R223 R228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1 R102 R201 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34 R137 R138 R139 R234 R237 R238 R239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3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2 R132 R212 R23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5 R23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7 R22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1 R136 R231 R23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8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8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8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8 R110 R208 R210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M5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M5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4 R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M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M7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M7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3 TR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224W-1-101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224W-1-101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4 TR204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203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203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1 TR102 TR201 T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4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4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5 T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5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5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ADR0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R01ARZ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84-ADR01ARZ</text:p>
          </table:table-cell>
          <table:table-cell table:style-name="ce4" office:value-type="string" calcext:value-type="string">
            <text:p>10V reference, 0.1%, 3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1 U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4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4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4IDR</text:p>
          </table:table-cell>
          <table:table-cell table:style-name="ce4" office:value-type="string" calcext:value-type="string">
            <text:p>Quad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2 U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LM13700</text:p>
          </table:table-cell>
          <table:table-cell table:style-name="ce4" office:value-type="string" calcext:value-type="string">
            <text:p>SOIC16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13700MX/NOPB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926-LM13700MX/NOPB</text:p>
          </table:table-cell>
          <table:table-cell table:style-name="ce4" office:value-type="string" calcext:value-type="string">
            <text:p>Dual transconductance amplifier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3 U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2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2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2IDR</text:p>
          </table:table-cell>
          <table:table-cell table:style-name="ce4" office:value-type="string" calcext:value-type="string">
            <text:p>Dual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2 U104 U204 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TL07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1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1IDR</text:p>
          </table:table-cell>
          <table:table-cell table:style-name="ce4" office:value-type="string" calcext:value-type="string">
            <text:p>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VR102 VR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D901F-40-00D</text:p>
          </table:table-cell>
          <table:table-cell table:style-name="ce4" office:value-type="string" calcext:value-type="string">
            <text:p>Song Huei</text:p>
          </table:table-cell>
          <table:table-cell table:style-name="ce4" office:value-type="string" calcext:value-type="string">
            <text:p>R0904N-B100K-L-25KQ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2A4-B100K</text:p>
          </table:table-cell>
          <table:table-cell table:style-name="ce4" office:value-type="string" calcext:value-type="string">
            <text:p>9mm RA PCB mount potentiometer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VR101 VR103 VR104 VR106 VR201 VR203 VR204 VR206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B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B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R105 VR20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og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A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A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M7x0.75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1018" calcext:value-type="float">
            <text:p>1018</text:p>
          </table:table-cell>
          <table:table-cell table:style-name="ce4" office:value-type="string" calcext:value-type="string">
            <text:p>Toothed washer for 16mm potentiometer</text:p>
          </table:table-cell>
          <table:table-cell table:style-name="ce4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/>
          <table:table-cell table:style-name="ce4" office:value-type="string" calcext:value-type="string">
            <text:p>Small Bear</text:p>
          </table:table-cell>
          <table:table-cell table:style-name="ce23" office:value-type="string" calcext:value-type="string">
            <text:p>1011AM</text:p>
          </table:table-cell>
          <table:table-cell table:style-name="ce4" office:value-type="string" calcext:value-type="string">
            <text:p>Dust cover for 16mm potentiometer</text:p>
          </table:table-cell>
          <table:table-cell table:style-name="ce4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06-J108, J206-J208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Shape Sel</text:p>
          </table:table-cell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TSW-103-07-F-T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TSW10307GT</text:p>
          </table:table-cell>
          <table:table-cell table:style-name="ce4" office:value-type="string" calcext:value-type="string">
            <text:p>3R3P header 2.54mm</text:p>
          </table:table-cell>
          <table:table-cell table:style-name="ce4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1 J102 J105 J201 J202 J205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CV inputs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0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03-1</text:p>
          </table:table-cell>
          <table:table-cell table:style-name="ce4" office:value-type="string" calcext:value-type="string">
            <text:p>Black banana jac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3 J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V/O input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1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13-1</text:p>
          </table:table-cell>
          <table:table-cell table:style-name="ce4" office:value-type="string" calcext:value-type="string">
            <text:p>Grey banana jack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J104 J109 J110 J111 J204 J209 J210 J211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Audio IO</text:p>
          </table:table-cell>
          <table:table-cell table:style-name="ce4"/>
          <table:table-cell table:style-name="ce4" office:value-type="string" calcext:value-type="string">
            <text:p>Switchcraft</text:p>
          </table:table-cell>
          <table:table-cell table:style-name="ce23" office:value-type="float" office:value="41" calcext:value-type="float">
            <text:p>4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02-41</text:p>
          </table:table-cell>
          <table:table-cell table:style-name="ce4" office:value-type="string" calcext:value-type="string">
            <text:p>Tinija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black 25mm length</text:p>
          </table:table-cell>
          <table:table-cell table:style-name="ce20" office:value-type="float" office:value="14" calcext:value-type="float">
            <text:p>14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2</text:p>
          </table:table-cell>
          <table:table-cell table:style-name="ce4" office:value-type="string" calcext:value-type="string">
            <text:p>Wiring to CV inputs + audio shield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grey 25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SL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9</text:p>
          </table:table-cell>
          <table:table-cell table:style-name="ce4" office:value-type="string" calcext:value-type="string">
            <text:p>Wiring to V/O input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white 25mm length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1</text:p>
          </table:table-cell>
          <table:table-cell table:style-name="ce4" office:value-type="string" calcext:value-type="string">
            <text:p>Wiring to Audio IO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Dunnington Audio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258d-dual-oscillator-pcb</text:p>
          </table:table-cell>
          <table:table-cell table:style-name="ce4" office:value-type="string" calcext:value-type="string">
            <text:p>Printed circuit boar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Front panel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The Beast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buchla-style-258d-panel</text:p>
          </table:table-cell>
          <table:table-cell table:style-name="ce22" office:value-type="string" calcext:value-type="string">
            <text:p>Front panel</text:p>
          </table:table-cell>
          <table:table-cell table:style-name="ce4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14mm F-F Standoff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Harwin</text:p>
          </table:table-cell>
          <table:table-cell table:style-name="ce20" office:value-type="string" calcext:value-type="string">
            <text:p>R30-1001402</text:p>
          </table:table-cell>
          <table:table-cell table:style-name="ce4" office:value-type="string" calcext:value-type="string">
            <text:p>Mouser</text:p>
          </table:table-cell>
          <table:table-cell table:style-name="ce26" office:value-type="string" calcext:value-type="string">
            <text:p>855-R30-100140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CSK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8-946</text:p>
          </table:table-cell>
          <table:table-cell table:style-name="ce4"/>
          <table:table-cell table:style-name="ce4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Pan SEMS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279-149</text:p>
          </table:table-cell>
          <table:table-cell table:style-name="ce4"/>
          <table:table-cell table:style-name="ce4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Toothed Washer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6-574</text:p>
          </table:table-cell>
          <table:table-cell table:style-name="ce4"/>
          <table:table-cell table:style-name="ce4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mall Knob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10AA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10AA</text:p>
          </table:table-cell>
          <table:table-cell table:style-name="ce4"/>
          <table:table-cell table:style-name="ce4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rge knob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00B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00BM</text:p>
          </table:table-cell>
          <table:table-cell table:style-name="ce4"/>
          <table:table-cell table:style-name="ce4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06-010-500-102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06-50-010</text:p>
          </table:table-cell>
          <table:table-cell table:style-name="ce4" office:value-type="string" calcext:value-type="string">
            <text:p>10P edge connector, 3.96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38-240-32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38-240-328</text:p>
          </table:table-cell>
          <table:table-cell table:style-name="ce4" office:value-type="string" calcext:value-type="string">
            <text:p>Polarizing key</text:p>
          </table:table-cell>
          <table:table-cell table:style-name="ce4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black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2</text:p>
          </table:table-cell>
          <table:table-cell table:style-name="ce4"/>
          <table:table-cell table:style-name="ce4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white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1</text:p>
          </table:table-cell>
          <table:table-cell table:style-name="ce4"/>
          <table:table-cell table:style-name="ce4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red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24" office:value-type="string" calcext:value-type="string">
            <text:p>892019 RD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3</text:p>
          </table:table-cell>
          <table:table-cell table:style-name="ce4"/>
          <table:table-cell table:style-name="ce4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pandable Sleeving 3mm 300mm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GRP1301/8 BK007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130018-50BK</text:p>
          </table:table-cell>
          <table:table-cell table:style-name="ce4"/>
          <table:table-cell table:style-name="ce4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6.35mm 40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4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4-4</text:p>
          </table:table-cell>
          <table:table-cell table:style-name="ce4"/>
          <table:table-cell table:style-name="ce4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3.18mm 12mm length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8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8-4</text:p>
          </table:table-cell>
          <table:table-cell table:style-name="ce4"/>
          <table:table-cell table:style-name="ce4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ble ties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Panduit</text:p>
          </table:table-cell>
          <table:table-cell table:style-name="ce4" office:value-type="string" calcext:value-type="string">
            <text:p>PLT.7M-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4-PLT.7M-M</text:p>
          </table:table-cell>
          <table:table-cell table:style-name="ce4"/>
          <table:table-cell table:style-name="ce4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unt, 3 position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MNT-103-BK-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MNT103BKG</text:p>
          </table:table-cell>
          <table:table-cell table:style-name="ce22"/>
          <table:table-cell table:style-name="ce4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rmally conductive epoxy</text:p>
          </table:table-cell>
          <table:table-cell table:style-name="ce20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MG Chemicals</text:p>
          </table:table-cell>
          <table:table-cell table:style-name="ce4" office:value-type="string" calcext:value-type="string">
            <text:p>8329TFF-25ML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90-8329TFF-25ML</text:p>
          </table:table-cell>
          <table:table-cell table:style-name="ce4"/>
          <table:table-cell table:style-name="ce4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20"/>
          <table:table-cell table:style-name="ce4" table:number-columns-repeated="8"/>
          <table:table-cell table:number-columns-repeated="101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08:51:12.579858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08:52:31.320754418</dc:date>
    <meta:generator>LibreOffice/6.4.7.2$Linux_X86_64 LibreOffice_project/40$Build-2</meta:generator>
    <meta:editing-duration>P14DT3H12M26S</meta:editing-duration>
    <meta:editing-cycles>56</meta:editing-cycles>
    <meta:document-statistic meta:table-count="1" meta:cell-count="672" meta:object-count="0"/>
  </office:meta>
</office:document-meta>
</file>